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Linux IO APIs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with IO API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When you call <text:span text:style-name="T1">read(2) </text:span><text:span text:style-name="T2">your process is put to sleep until the read ends.</text:span></text:p>
              </text:list-item>
              <text:list-item>
                <text:p><text:span text:style-name="T2">This sleep lasts quite some time since you are not supposed to wake up until the buffer is full and reading from disk takes quite some time.</text:span></text:p>
              </text:list-item>
              <text:list-item>
                <text:p><text:span text:style-name="T2">If the device you are reading from is not disk, but rather network or RAM file system then the sleep time could be much fast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30T18:51:05</meta:creation-date>
    <meta:editing-duration>PT32M9S</meta:editing-duration>
    <meta:editing-cycles>3</meta:editing-cycles>
    <dc:date>2012-06-30T19:30:21</dc:date>
    <meta:generator>LibreOffice/3.5$Linux_x86 LibreOffice_project/350m1$Build-2</meta:generator>
    <meta:document-statistic meta:object-count="28"/>
  </office:meta>
</office:document-meta>
</file>